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n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.9">
            <text:p>2,9</text:p>
          </table:table-cell>
          <table:table-cell office:value-type="float" office:value="2.82">
            <text:p>2,82</text:p>
          </table:table-cell>
          <table:table-cell table:formula="of:=[.B3]-[.C3]" office:value-type="float" office:value="0.0799999999999996">
            <text:p>0,08</text:p>
          </table:table-cell>
          <table:table-cell table:formula="of:=[.D3]/[.$D$15]*100" office:value-type="float" office:value="0.0272377515236116">
            <text:p>0,03</text:p>
          </table:table-cell>
          <table:table-cell table:formula="of:=[.D15]-[.D3]" office:value-type="float" office:value="293.63">
            <text:p>293,63</text:p>
          </table:table-cell>
          <table:table-cell table:formula="of:=[.F3]/[.$D$15]*100" office:value-type="float" office:value="99.9727622484764">
            <text:p>99,97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99.9727622484764">
            <text:p>99,97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.1">
            <text:p>6,1</text:p>
          </table:table-cell>
          <table:table-cell office:value-type="float" office:value="2.72">
            <text:p>2,72</text:p>
          </table:table-cell>
          <table:table-cell table:formula="of:=[.B4]-[.C4]" office:value-type="float" office:value="3.38">
            <text:p>3,38</text:p>
          </table:table-cell>
          <table:table-cell table:formula="of:=[.D4]/[.$D$15]*100" office:value-type="float" office:value="1.1507950018726">
            <text:p>1,15</text:p>
          </table:table-cell>
          <table:table-cell table:formula="of:=[.F3]-[.D4]" office:value-type="float" office:value="290.25">
            <text:p>290,25</text:p>
          </table:table-cell>
          <table:table-cell table:formula="of:=[.F4]/[.$D$15]*100" office:value-type="float" office:value="98.8219672466038">
            <text:p>98,82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8.8219672466038">
            <text:p>98,82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2.9">
            <text:p>2,9</text:p>
          </table:table-cell>
          <table:table-cell table:formula="of:=[.B5]-[.C5]" office:value-type="float" office:value="14.1">
            <text:p>14,1</text:p>
          </table:table-cell>
          <table:table-cell table:formula="of:=[.D5]/[.$D$15]*100" office:value-type="float" office:value="4.80065370603657">
            <text:p>4,8</text:p>
          </table:table-cell>
          <table:table-cell table:formula="of:=[.F4]-[.D5]" office:value-type="float" office:value="276.15">
            <text:p>276,15</text:p>
          </table:table-cell>
          <table:table-cell table:formula="of:=[.F5]/[.$D$15]*100" office:value-type="float" office:value="94.0213135405672">
            <text:p>94,02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4.0213135405672">
            <text:p>94,02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6.6">
            <text:p>46,6</text:p>
          </table:table-cell>
          <table:table-cell office:value-type="float" office:value="2.79">
            <text:p>2,79</text:p>
          </table:table-cell>
          <table:table-cell table:formula="of:=[.B6]-[.C6]" office:value-type="float" office:value="43.81">
            <text:p>43,81</text:p>
          </table:table-cell>
          <table:table-cell table:formula="of:=[.D6]/[.$D$15]*100" office:value-type="float" office:value="14.9160736781179">
            <text:p>14,92</text:p>
          </table:table-cell>
          <table:table-cell table:formula="of:=[.F5]-[.D6]" office:value-type="float" office:value="232.34">
            <text:p>232,34</text:p>
          </table:table-cell>
          <table:table-cell table:formula="of:=[.F6]/[.$D$15]*100" office:value-type="float" office:value="79.1052398624494">
            <text:p>79,11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79.1052398624494">
            <text:p>79,11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.3">
            <text:p>25,3</text:p>
          </table:table-cell>
          <table:table-cell office:value-type="float" office:value="2.69">
            <text:p>2,69</text:p>
          </table:table-cell>
          <table:table-cell table:formula="of:=[.B7]-[.C7]" office:value-type="float" office:value="22.61">
            <text:p>22,61</text:p>
          </table:table-cell>
          <table:table-cell table:formula="of:=[.D7]/[.$D$15]*100" office:value-type="float" office:value="7.69806952436077">
            <text:p>7,7</text:p>
          </table:table-cell>
          <table:table-cell table:formula="of:=[.F6]-[.D7]" office:value-type="float" office:value="209.73">
            <text:p>209,73</text:p>
          </table:table-cell>
          <table:table-cell table:formula="of:=[.F7]/[.$D$15]*100" office:value-type="float" office:value="71.4071703380886">
            <text:p>71,41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71.4071703380886">
            <text:p>71,41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.72">
            <text:p>2,72</text:p>
          </table:table-cell>
          <table:table-cell table:formula="of:=[.B8]-[.C8]" office:value-type="float" office:value="27.28">
            <text:p>27,28</text:p>
          </table:table-cell>
          <table:table-cell table:formula="of:=[.D8]/[.$D$15]*100" office:value-type="float" office:value="9.2880732695516">
            <text:p>9,29</text:p>
          </table:table-cell>
          <table:table-cell table:formula="of:=[.F7]-[.D8]" office:value-type="float" office:value="182.45">
            <text:p>182,45</text:p>
          </table:table-cell>
          <table:table-cell table:formula="of:=[.F8]/[.$D$15]*100" office:value-type="float" office:value="62.119097068537">
            <text:p>62,12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62.119097068537">
            <text:p>62,12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.6">
            <text:p>21,6</text:p>
          </table:table-cell>
          <table:table-cell office:value-type="float" office:value="2.64">
            <text:p>2,64</text:p>
          </table:table-cell>
          <table:table-cell table:formula="of:=[.B9]-[.C9]" office:value-type="float" office:value="18.96">
            <text:p>18,96</text:p>
          </table:table-cell>
          <table:table-cell table:formula="of:=[.D9]/[.$D$15]*100" office:value-type="float" office:value="6.45534711109598">
            <text:p>6,46</text:p>
          </table:table-cell>
          <table:table-cell table:formula="of:=[.F8]-[.D9]" office:value-type="float" office:value="163.49">
            <text:p>163,49</text:p>
          </table:table-cell>
          <table:table-cell table:formula="of:=[.F9]/[.$D$15]*100" office:value-type="float" office:value="55.663749957441">
            <text:p>55,66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55.663749957441">
            <text:p>55,66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9.5">
            <text:p>49,5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46.62">
            <text:p>46,62</text:p>
          </table:table-cell>
          <table:table-cell table:formula="of:=[.D10]/[.$D$15]*100" office:value-type="float" office:value="15.8727997003847">
            <text:p>15,87</text:p>
          </table:table-cell>
          <table:table-cell table:formula="of:=[.F9]-[.D10]" office:value-type="float" office:value="116.87">
            <text:p>116,87</text:p>
          </table:table-cell>
          <table:table-cell table:formula="of:=[.F10]/[.$D$15]*100" office:value-type="float" office:value="39.7909502570563">
            <text:p>39,79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39.7909502570563">
            <text:p>39,79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.3">
            <text:p>44,3</text:p>
          </table:table-cell>
          <table:table-cell office:value-type="float" office:value="2.7">
            <text:p>2,7</text:p>
          </table:table-cell>
          <table:table-cell table:formula="of:=[.B11]-[.C11]" office:value-type="float" office:value="41.6">
            <text:p>41,6</text:p>
          </table:table-cell>
          <table:table-cell table:formula="of:=[.D11]/[.$D$15]*100" office:value-type="float" office:value="14.1636307922781">
            <text:p>14,16</text:p>
          </table:table-cell>
          <table:table-cell table:formula="of:=[.F10]-[.D11]" office:value-type="float" office:value="75.27">
            <text:p>75,27</text:p>
          </table:table-cell>
          <table:table-cell table:formula="of:=[.F11]/[.$D$15]*100" office:value-type="float" office:value="25.6273194647782">
            <text:p>25,63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25.6273194647782">
            <text:p>25,6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.6">
            <text:p>15,6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12.85">
            <text:p>12,85</text:p>
          </table:table-cell>
          <table:table-cell table:formula="of:=[.D12]/[.$D$15]*100" office:value-type="float" office:value="4.37506383848013">
            <text:p>4,38</text:p>
          </table:table-cell>
          <table:table-cell table:formula="of:=[.F11]-[.D12]" office:value-type="float" office:value="62.42">
            <text:p>62,42</text:p>
          </table:table-cell>
          <table:table-cell table:formula="of:=[.F12]/[.$D$15]*100" office:value-type="float" office:value="21.252255626298">
            <text:p>21,25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21.252255626298">
            <text:p>21,2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.4">
            <text:p>19,4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16.67">
            <text:p>16,67</text:p>
          </table:table-cell>
          <table:table-cell table:formula="of:=[.D13]/[.$D$15]*100" office:value-type="float" office:value="5.67566647373259">
            <text:p>5,68</text:p>
          </table:table-cell>
          <table:table-cell table:formula="of:=[.F12]-[.D13]" office:value-type="float" office:value="45.75">
            <text:p>45,75</text:p>
          </table:table-cell>
          <table:table-cell table:formula="of:=[.F13]/[.$D$15]*100" office:value-type="float" office:value="15.5765891525654">
            <text:p>15,58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15.5765891525654">
            <text:p>15,58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48.5">
            <text:p>48,5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45.75">
            <text:p>45,75</text:p>
          </table:table-cell>
          <table:table-cell table:formula="of:=[.D14]/[.$D$15]*100" office:value-type="float" office:value="15.5765891525655">
            <text:p>15,58</text:p>
          </table:table-cell>
          <table:table-cell table:formula="of:=[.F13]-[.D14]" office:value-type="float" office:value="0">
            <text:p>0</text:p>
          </table:table-cell>
          <table:table-cell table:formula="of:=[.F14]/[.$D$15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3.71">
            <text:p>293,71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CARBONATO DI CALCIO 0-600 PAYUNIA comp281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9.9727622484764">
            <text:p>99,97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8.8219672466038">
            <text:p>98,82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4.0213135405672">
            <text:p>94,02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79.1052398624494">
            <text:p>79,11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1.4071703380886">
            <text:p>71,41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62.119097068537">
            <text:p>62,12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5.663749957441">
            <text:p>55,66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39.7909502570563">
            <text:p>39,7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.6273194647782">
            <text:p>25,63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21.252255626298">
            <text:p>21,2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.5765891525654">
            <text:p>15,58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H35" table:end-x="0.523cm" table:end-y="0.064cm" draw:z-index="0" draw:style-name="gr1" draw:text-style-name="P1" svg:width="16.006cm" svg:height="8.993cm" svg:x="0cm" svg:y="0.103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/11/2014</text:date>, <text:time>11.19.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9M45S</meta:editing-duration>
    <meta:editing-cycles>12</meta:editing-cycles>
    <meta:generator>OpenOffice/4.0.1$Win32 OpenOffice.org_project/401m5$Build-9714</meta:generator>
    <dc:date>2014-11-19T11:19:01.87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94cm" xlink:href="." xlink:type="simple" chart:class="chart:scatter" chart:style-name="ch1">
        <chart:plot-area chart:style-name="ch2" chart:data-source-has-labels="both" svg:x="1.358cm" svg:y="0.851cm" svg:width="14.009cm" svg:height="6.956cm">
          <chartooo:coordinate-region svg:x="2.165cm" svg:y="1.063cm" svg:width="12.83cm" svg:height="6.071cm"/>
          <chart:axis chart:dimension="x" chart:name="primary-x" chart:style-name="ch3" chartooo:axis-type="auto">
            <chart:title svg:x="7.246cm" svg:y="7.987cm" chart:style-name="ch4">
              <text:p>Diametro (μ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5.378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99.9727622484764">
                <text:p>99.97276224847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8219672466038">
                <text:p>98.821967246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4.0213135405672">
                <text:p>94.0213135405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9.1052398624494">
                <text:p>79.1052398624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1.4071703380886">
                <text:p>71.4071703380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2.119097068537">
                <text:p>62.119097068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5.663749957441">
                <text:p>55.66374995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9.7909502570563">
                <text:p>39.790950257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5.6273194647782">
                <text:p>25.6273194647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1.252255626298">
                <text:p>21.252255626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5.5765891525654">
                <text:p>15.5765891525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μ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99.9727622484764">
                <text:p>99.9727622484764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8219672466038">
                <text:p>98.821967246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4.0213135405672">
                <text:p>94.0213135405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9.1052398624494">
                <text:p>79.1052398624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1.4071703380886">
                <text:p>71.4071703380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2.119097068537">
                <text:p>62.119097068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5.663749957441">
                <text:p>55.66374995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9.7909502570563">
                <text:p>39.790950257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5.6273194647782">
                <text:p>25.6273194647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1.252255626298">
                <text:p>21.252255626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5.5765891525654">
                <text:p>15.57658915256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